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258A2E7CB33D7570E13.png" manifest:media-type="image/png"/>
  <manifest:file-entry manifest:full-path="Pictures/1000000100000258000002586AFB72CE3042B50E.png" manifest:media-type="image/png"/>
  <manifest:file-entry manifest:full-path="Pictures/100000010000008000000080E9B15DBDD91A2C7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4ea6b" draw:textarea-horizontal-align="justify" draw:textarea-vertical-align="top" draw:auto-grow-height="false" fo:min-height="9.75cm" fo:min-width="14.75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top" draw:auto-grow-height="false" fo:min-height="8.5cm" fo:min-width="4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0.75cm" fo:min-width="2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1cm" fo:min-width="2.5cm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2.5cm" fo:min-width="3cm"/>
      <style:paragraph-properties style:writing-mode="lr-tb"/>
    </style:style>
    <style:style style:name="gr8" style:family="graphic" style:parent-style-name="objectwithoutfill">
      <style:graphic-properties draw:marker-end="Linienspitzen_20_1" draw:marker-end-width="0.3cm" draw:fill="none" draw:textarea-vertical-align="middle"/>
    </style:style>
    <style:style style:name="gr9" style:family="graphic" style:parent-style-name="objectwithoutfill">
      <style:graphic-properties draw:marker-end="Linienspitzen_20_2" draw:marker-end-width="0.3cm" draw:fill="none" draw:textarea-vertical-align="middle"/>
    </style:style>
    <style:style style:name="gr10" style:family="graphic" style:parent-style-name="objectwithoutfill">
      <style:graphic-properties draw:marker-end="Linienspitzen_20_3" draw:marker-end-width="0.3cm" draw:fill="none" draw:textarea-vertical-align="middle"/>
    </style:style>
    <style:style style:name="gr11" style:family="graphic" style:parent-style-name="objectwithoutfill">
      <style:graphic-properties draw:marker-end="Linienspitzen_20_4" draw:marker-end-width="0.3cm" draw:fill="none" draw:textarea-vertical-align="middle"/>
    </style:style>
    <style:style style:name="gr12" style:family="graphic" style:parent-style-name="objectwithoutfill">
      <style:graphic-properties draw:marker-end="Linienspitzen_20_5" draw:marker-end-width="0.3cm" draw:fill="none" draw:textarea-vertical-align="middle"/>
    </style:style>
    <style:style style:name="gr13" style:family="graphic" style:parent-style-name="objectwithoutfill">
      <style:graphic-properties draw:marker-end="Linienspitzen_20_6" draw:marker-end-width="0.3cm" draw:fill="none" draw:textarea-vertical-align="middle"/>
    </style:style>
    <style:style style:name="gr14" style:family="graphic" style:parent-style-name="objectwithoutfill">
      <style:graphic-properties draw:marker-end="Linienspitzen_20_7" draw:marker-end-width="0.3cm" draw:fill="none" draw:textarea-vertical-align="middle"/>
    </style:style>
    <style:style style:name="gr15" style:family="graphic" style:parent-style-name="objectwithoutfill">
      <style:graphic-properties draw:marker-end="Linienspitzen_20_8" draw:marker-end-width="0.3cm" draw:fill="none" draw:textarea-vertical-align="middle"/>
    </style:style>
    <style:style style:name="gr16" style:family="graphic" style:parent-style-name="objectwithoutfill">
      <style:graphic-properties draw:marker-end="Linienspitzen_20_9" draw:marker-end-width="0.3cm" draw:fill="none" draw:textarea-vertical-align="middle"/>
    </style:style>
    <style:style style:name="gr17" style:family="graphic" style:parent-style-name="objectwithoutfill">
      <style:graphic-properties draw:marker-end="Linienspitzen_20_10" draw:marker-end-width="0.3cm" draw:fill="none" draw:textarea-vertical-align="middle"/>
    </style:style>
    <style:style style:name="gr18" style:family="graphic" style:parent-style-name="objectwithoutfill">
      <style:graphic-properties draw:marker-end="Linienspitzen_20_12" draw:marker-end-width="0.3cm" draw:fill="none" draw:textarea-vertical-align="middle"/>
    </style:style>
    <style:style style:name="gr19" style:family="graphic" style:parent-style-name="objectwithoutfill">
      <style:graphic-properties draw:marker-end="Linienspitzen_20_13" draw:marker-end-width="0.3cm" draw:fill="none" draw:textarea-vertical-align="middl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solid" draw:fill-color="#d4ea6b"/>
      <style:paragraph-properties fo:text-align="start" style:writing-mode="lr-tb"/>
    </style:style>
    <style:style style:name="P3" style:family="paragraph">
      <loext:graphic-properties draw:fill-color="#b4c7dc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81d41a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5.25cm" svg:height="10cm" svg:x="4.75cm" svg:y="9.25cm">
          <text:p text:style-name="P1">RasPi Zero 2 W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5cm" svg:height="8.75cm" svg:x="5cm" svg:y="10.25cm">
          <text:p text:style-name="P1">apache2 httpd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3cm" svg:height="1cm" svg:x="5.45cm" svg:y="11.5cm">
          <text:p text:style-name="P1">rigctl</text:p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3cm" svg:height="1.25cm" svg:x="5.45cm" svg:y="14.25cm">
          <text:p text:style-name="P1">rigmem</text:p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3cm" svg:height="1.25cm" svg:x="5.45cm" svg:y="12.75cm">
          <text:p text:style-name="P1">rotctl</text:p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3cm" svg:height="1.25cm" svg:x="5.45cm" svg:y="15.75cm">
          <text:p text:style-name="P1">rigsmt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4" draw:id="id14" draw:layer="layout" svg:width="3cm" svg:height="1.25cm" svg:x="5.45cm" svg:y="17.25cm">
          <text:p text:style-name="P1">rigswr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75cm" svg:height="0.75cm" svg:x="8cm" svg:y="15.75cm">
          <draw:image xlink:href="Pictures/100000010000008000000080E9B15DBDD91A2C79.png" xlink:type="simple" xlink:show="embed" xlink:actuate="onLoad" draw:mime-type="image/png">
            <text:p/>
          </draw:image>
        </draw:frame>
        <draw:frame draw:style-name="gr5" draw:text-style-name="P4" draw:layer="layout" svg:width="0.75cm" svg:height="0.75cm" svg:x="8cm" svg:y="14.25cm">
          <draw:image xlink:href="Pictures/100000010000008000000080E9B15DBDD91A2C79.png" xlink:type="simple" xlink:show="embed" xlink:actuate="onLoad" draw:mime-type="image/png">
            <text:p/>
          </draw:image>
        </draw:frame>
        <draw:frame draw:style-name="gr5" draw:text-style-name="P4" draw:layer="layout" svg:width="0.75cm" svg:height="0.75cm" svg:x="8cm" svg:y="11.5cm">
          <draw:image xlink:href="Pictures/100000010000008000000080E9B15DBDD91A2C79.png" xlink:type="simple" xlink:show="embed" xlink:actuate="onLoad" draw:mime-type="image/png">
            <text:p/>
          </draw:image>
        </draw:frame>
        <draw:frame draw:style-name="gr5" draw:text-style-name="P4" draw:layer="layout" svg:width="0.75cm" svg:height="0.75cm" svg:x="8cm" svg:y="12.75cm">
          <draw:image xlink:href="Pictures/100000010000008000000080E9B15DBDD91A2C79.png" xlink:type="simple" xlink:show="embed" xlink:actuate="onLoad" draw:mime-type="image/png">
            <text:p/>
          </draw:image>
        </draw:frame>
        <draw:frame draw:style-name="gr5" draw:text-style-name="P4" draw:layer="layout" svg:width="0.75cm" svg:height="0.75cm" svg:x="8cm" svg:y="17.25cm">
          <draw:image xlink:href="Pictures/100000010000008000000080E9B15DBDD91A2C79.png" xlink:type="simple" xlink:show="embed" xlink:actuate="onLoad" draw:mime-type="image/png">
            <text:p/>
          </draw:image>
        </draw:frame>
        <draw:custom-shape draw:style-name="gr3" draw:text-style-name="P1" xml:id="id1" draw:id="id1" draw:layer="layout" svg:width="3cm" svg:height="1cm" svg:x="11cm" svg:y="13cm">
          <text:p text:style-name="P1">rigctl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3cm" svg:height="1.25cm" svg:x="11cm" svg:y="14.25cm">
          <text:p text:style-name="P1">rigmem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cm" svg:height="1.25cm" svg:x="11cm" svg:y="11.5cm">
          <text:p text:style-name="P1">rotctl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3cm" svg:height="1.25cm" svg:x="11cm" svg:y="15.75cm">
          <text:p text:style-name="P1">rigsmtr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3cm" svg:height="1.25cm" svg:x="11cm" svg:y="17.25cm">
          <text:p text:style-name="P1">rigswr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25cm" svg:height="5.25cm" svg:x="16.5cm" svg:y="9.75cm">
          <draw:image xlink:href="Pictures/1000000100000258000002586AFB72CE3042B50E.png" xlink:type="simple" xlink:show="embed" xlink:actuate="onLoad" draw:mime-type="image/png">
            <text:p/>
          </draw:image>
        </draw:frame>
        <draw:frame draw:style-name="gr6" draw:text-style-name="P4" xml:id="id2" draw:id="id2" draw:layer="layout" svg:width="1.146cm" svg:height="1.146cm" svg:x="18.604cm" svg:y="16.75cm">
          <draw:image xlink:href="Pictures/100000010000025800000258A2E7CB33D7570E13.png" xlink:type="simple" xlink:show="embed" xlink:actuate="onLoad" draw:mime-type="image/png">
            <text:p/>
          </draw:image>
        </draw:frame>
        <draw:frame draw:style-name="gr6" draw:text-style-name="P4" xml:id="id4" draw:id="id4" draw:layer="layout" svg:width="1.146cm" svg:height="1.146cm" svg:x="18.604cm" svg:y="15.25cm">
          <draw:image xlink:href="Pictures/100000010000025800000258A2E7CB33D7570E13.png" xlink:type="simple" xlink:show="embed" xlink:actuate="onLoad" draw:mime-type="image/png">
            <text:p/>
          </draw:image>
        </draw:frame>
        <draw:custom-shape draw:style-name="gr7" draw:text-style-name="P6" xml:id="id8" draw:id="id8" draw:layer="layout" svg:width="3.5cm" svg:height="2.75cm" svg:x="21.9cm" svg:y="11.35cm">
          <text:p text:style-name="P5">antenna rotator</text:p>
          <draw:enhanced-geometry svg:viewBox="0 0 21600 21600" draw:type="rectangle" draw:enhanced-path="M 0 0 L 21600 0 21600 21600 0 21600 0 0 Z N"/>
        </draw:custom-shape>
        <draw:custom-shape draw:style-name="gr7" draw:text-style-name="P6" xml:id="id9" draw:id="id9" draw:layer="layout" svg:width="3.5cm" svg:height="2.75cm" svg:x="21.9cm" svg:y="14.35cm">
          <text:p text:style-name="P5">TRX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4cm" svg:y1="13.5cm" svg:x2="18.604cm" svg:y2="17.323cm" draw:start-shape="id1" draw:start-glue-point="1" draw:end-shape="id2" draw:end-glue-point="3" svg:d="M14000 13500h2302v3823h2302" svg:viewBox="0 0 4605 3824">
          <text:p/>
        </draw:connector>
        <draw:connector draw:style-name="gr9" draw:text-style-name="P4" draw:layer="layout" draw:line-skew="1.198cm" svg:x1="14cm" svg:y1="12.125cm" svg:x2="18.604cm" svg:y2="15.823cm" draw:start-shape="id3" draw:start-glue-point="1" draw:end-shape="id4" draw:end-glue-point="3" svg:d="M14000 12125h3500v3698h1104" svg:viewBox="0 0 4605 3699">
          <text:p/>
        </draw:connector>
        <draw:connector draw:style-name="gr10" draw:text-style-name="P4" draw:layer="layout" svg:x1="14cm" svg:y1="14.875cm" svg:x2="18.604cm" svg:y2="17.323cm" draw:start-shape="id5" draw:start-glue-point="1" draw:end-shape="id2" draw:end-glue-point="3" svg:d="M14000 14875h2302v2448h2302" svg:viewBox="0 0 4605 2449">
          <text:p/>
        </draw:connector>
        <draw:connector draw:style-name="gr11" draw:text-style-name="P4" draw:layer="layout" svg:x1="14cm" svg:y1="16.375cm" svg:x2="18.604cm" svg:y2="17.323cm" draw:start-shape="id6" draw:start-glue-point="1" draw:end-shape="id2" draw:end-glue-point="3" svg:d="M14000 16375h2302v948h2302" svg:viewBox="0 0 4605 949">
          <text:p/>
        </draw:connector>
        <draw:connector draw:style-name="gr12" draw:text-style-name="P4" draw:layer="layout" svg:x1="14cm" svg:y1="17.875cm" svg:x2="18.604cm" svg:y2="17.323cm" draw:start-shape="id7" draw:start-glue-point="1" draw:end-shape="id2" draw:end-glue-point="3" svg:d="M14000 17875h2302v-552h2302" svg:viewBox="0 0 4605 553">
          <text:p/>
        </draw:connector>
        <draw:connector draw:style-name="gr13" draw:text-style-name="P4" draw:layer="layout" draw:line-skew="-0.325cm" svg:x1="19.75cm" svg:y1="15.823cm" svg:x2="21.9cm" svg:y2="12.725cm" draw:start-shape="id4" draw:start-glue-point="1" draw:end-shape="id8" draw:end-glue-point="3" svg:d="M19750 15823h750v-3098h1400" svg:viewBox="0 0 2151 3099">
          <text:p/>
        </draw:connector>
        <draw:connector draw:style-name="gr14" draw:text-style-name="P4" draw:layer="layout" draw:line-skew="0.175cm" svg:x1="19.75cm" svg:y1="17.323cm" svg:x2="21.9cm" svg:y2="15.725cm" draw:start-shape="id2" draw:start-glue-point="1" draw:end-shape="id9" draw:end-glue-point="3" svg:d="M19750 17323h1250v-1598h900" svg:viewBox="0 0 2151 1599">
          <text:p/>
        </draw:connector>
        <draw:connector draw:style-name="gr15" draw:text-style-name="P4" draw:layer="layout" svg:x1="8.45cm" svg:y1="12cm" svg:x2="11cm" svg:y2="12.125cm" draw:start-shape="id10" draw:start-glue-point="1" draw:end-shape="id3" draw:end-glue-point="3" svg:d="M8450 12000h1275v125h1275" svg:viewBox="0 0 2551 126">
          <text:p/>
        </draw:connector>
        <draw:connector draw:style-name="gr16" draw:text-style-name="P4" draw:layer="layout" svg:x1="8.45cm" svg:y1="13.375cm" svg:x2="11cm" svg:y2="13.5cm" draw:start-shape="id11" draw:start-glue-point="1" draw:end-shape="id1" draw:end-glue-point="3" svg:d="M8450 13375h1275v125h1275" svg:viewBox="0 0 2551 126">
          <text:p/>
        </draw:connector>
        <draw:connector draw:style-name="gr17" draw:text-style-name="P4" draw:layer="layout" svg:x1="8.45cm" svg:y1="14.875cm" svg:x2="11cm" svg:y2="14.875cm" draw:start-shape="id12" draw:start-glue-point="1" draw:end-shape="id5" draw:end-glue-point="3" svg:d="M8450 14875h2550" svg:viewBox="0 0 2551 1">
          <text:p/>
        </draw:connector>
        <draw:connector draw:style-name="gr18" draw:text-style-name="P4" draw:layer="layout" svg:x1="8.45cm" svg:y1="16.375cm" svg:x2="11cm" svg:y2="16.375cm" draw:start-shape="id13" draw:start-glue-point="1" draw:end-shape="id6" draw:end-glue-point="3" svg:d="M8450 16375h2550" svg:viewBox="0 0 2551 1">
          <text:p/>
        </draw:connector>
        <draw:connector draw:style-name="gr19" draw:text-style-name="P4" draw:layer="layout" svg:x1="8.45cm" svg:y1="17.875cm" svg:x2="11cm" svg:y2="17.875cm" draw:start-shape="id14" draw:start-glue-point="1" draw:end-shape="id7" draw:end-glue-point="3" svg:d="M8450 17875h2550" svg:viewBox="0 0 2551 1">
          <text:p/>
        </draw:connector>
      </draw:page>
      <draw:page draw:name="page2" draw:style-name="dp1" draw:master-page-name="Standard">
        <draw:frame draw:style-name="gr5" draw:text-style-name="P4" draw:layer="layout" svg:width="1cm" svg:height="1cm" svg:x="7.614cm" svg:y="8.25cm">
          <draw:image xlink:href="Pictures/100000010000008000000080E9B15DBDD91A2C7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2T21:02:12.342538518</meta:creation-date>
    <dc:date>2023-06-23T07:14:05.589317139</dc:date>
    <meta:editing-duration>PT37M40S</meta:editing-duration>
    <meta:editing-cycles>14</meta:editing-cycles>
    <meta:generator>LibreOffice/7.3.7.2$Linux_X86_64 LibreOffice_project/30$Build-2</meta:generator>
    <meta:document-statistic meta:object-count="35"/>
  </office:meta>
</office:document-meta>
</file>